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23.21mm"/>
    </style:style>
    <style:style style:name="co8" style:family="table-column">
      <style:table-column-properties fo:break-before="auto" style:column-width="19.9mm"/>
    </style:style>
    <style:style style:name="co9" style:family="table-column">
      <style:table-column-properties fo:break-before="auto" style:column-width="143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/>
          <table:table-cell table:style-name="ce7" table:number-columns-repeated="1014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3"/>
          <table:table-cell table:style-name="ce7" table:number-columns-repeated="1022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 to 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58" calcext:value-type="float">
            <text:p>58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hang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73" calcext:value-type="float">
            <text:p>73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4" calcext:value-type="float">
            <text:p>7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9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, 255</text:p>
          </table:table-cell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instrument to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 + 0 to 63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part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5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5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4" calcext:value-type="float">
            <text:p>9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X cc</text:p>
          </table:table-cell>
          <table:table-cell office:value-type="string" calcext:value-type="string">
            <text:p>X features</text:p>
          </table:table-cell>
          <table:table-cell office:value-type="string" calcext:value-type="string">
            <text:p>Y cc</text:p>
          </table:table-cell>
          <table:table-cell office:value-type="string" calcext:value-type="string">
            <text:p>Y fea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sett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</text:p>
          </table:table-cell>
          <table:table-cell office:value-type="float" office:value="95" calcext:value-type="float">
            <text:p>9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 instrument</text:p>
          </table:table-cell>
          <table:table-cell office:value-type="string" calcext:value-type="string">
            <text:p>R instrument</text:p>
          </table:table-cell>
          <table:table-cell office:value-type="string" calcext:value-type="string">
            <text:p>U inst</text:p>
          </table:table-cell>
          <table:table-cell office:value-type="string" calcext:value-type="string">
            <text:p>D inst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urned names using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" table:style-name="ce6" office:value-type="float" office:value="255" calcext:value-type="float">
            <text:p>255</text:p>
          </table:table-cell>
          <table:table-cell table:style-name="ce6" office:value-type="string" calcext:value-type="string">
            <text:p>0 to 15, &gt;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string" calcext:value-type="string">
            <text:p>msg No.</text:p>
          </table:table-cell>
          <table:table-cell office:value-type="string" calcext:value-type="string">
            <text:p>Clear vector – Insert = channel, &gt; 15 = all</text:p>
          </table:table-cell>
          <table:table-cell office:value-type="string" calcext:value-type="string">
            <text:p>n</text:p>
          </table:table-cell>
          <table:table-cell table:style-name="ce5" office:value-type="string" calcext:value-type="string">
            <text:p>any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240" calcext:value-type="float">
            <text:p>240</text:p>
          </table:table-cell>
        </table:table-row>
        <table:table-row table:style-name="ro1">
          <table:table-cell table:number-columns-repeated="11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7"/>
          <table:table-cell table:number-columns-repeated="2"/>
          <table:table-cell table:style-name="ce5"/>
          <table:table-cell table:style-name="ce6"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s 0/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an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128/1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 – only relevant to GU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?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2</text:p>
          </table:table-cell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9 / 255</text:p>
          </table:table-cell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rogram / Bank / Root change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program</text:p>
          </table:table-cell>
          <table:table-cell table:number-columns-repeated="3"/>
          <table:table-cell office:value-type="string" calcext:value-type="string">
            <text:p>bank</text:p>
          </table:table-cell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128 to 159 = extended program chang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J73:Sheet1.J7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5">00/00/0000</text:date>, <text:time style:data-style-name="N2" text:time-value="23:35:05.311841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8-04-25T23:39:29.382541131</dc:date>
    <meta:editing-duration>P8DT43M50S</meta:editing-duration>
    <meta:editing-cycles>527</meta:editing-cycles>
    <meta:generator>LibreOffice/6.0.2.1.0$Linux_X86_64 LibreOffice_project/00m0$Build-1</meta:generator>
    <meta:document-statistic meta:table-count="1" meta:cell-count="5638" meta:object-count="0"/>
  </office:meta>
</office:document-meta>
</file>